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296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9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8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B9" style:family="table-cell">
      <style:table-cell-properties style:vertical-align="" fo:padding="0.049cm" fo:border-left="none" fo:border-right="none" fo:border-top="none" fo:border-bottom="0.5pt solid #b2b2b2"/>
    </style:style>
    <style:style style:name="Tabella2.C9" style:family="table-cell">
      <style:table-cell-properties style:vertical-align="" fo:padding="0.049cm" fo:border-left="none" fo:border-right="none" fo:border-top="none" fo:border-bottom="0.5pt solid #b2b2b2"/>
    </style:style>
    <style:style style:name="Tabella2.D9" style:family="table-cell">
      <style:table-cell-properties style:vertical-align="" fo:padding="0.049cm" fo:border-left="none" fo:border-right="none" fo:border-top="none" fo:border-bottom="0.5pt solid #b2b2b2"/>
    </style:style>
    <style:style style:name="Tabella2.E9" style:family="table-cell">
      <style:table-cell-properties style:vertical-align="" fo:padding="0.049cm" fo:border-left="none" fo:border-right="none" fo:border-top="none" fo:border-bottom="0.5pt solid #b2b2b2"/>
    </style:style>
    <style:style style:name="Tabella2.F9" style:family="table-cell">
      <style:table-cell-properties style:vertical-align="" fo:padding="0.049cm" fo:border-left="none" fo:border-right="none" fo:border-top="none" fo:border-bottom="0.5pt solid #b2b2b2"/>
    </style:style>
    <style:style style:name="Tabella2.G9" style:family="table-cell">
      <style:table-cell-properties style:vertical-align="" fo:padding="0.049cm" fo:border-left="none" fo:border-right="none" fo:border-top="none" fo:border-bottom="0.5pt solid #b2b2b2"/>
    </style:style>
    <style:style style:name="Tabella2.H9" style:family="table-cell">
      <style:table-cell-properties style:vertical-align="" fo:padding="0.049cm" fo:border-left="none" fo:border-right="none" fo:border-top="none" fo:border-bottom="0.5pt solid #b2b2b2"/>
    </style:style>
    <style:style style:name="Tabella2.I9" style:family="table-cell">
      <style:table-cell-properties style:vertical-align="" fo:padding="0.049cm" fo:border-left="none" fo:border-right="none" fo:border-top="none" fo:border-bottom="0.5pt solid #b2b2b2"/>
    </style:style>
    <style:style style:name="Tabella2.J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49cm" fo:border-left="none" fo:border-right="none" fo:border-top="none" fo:border-bottom="0.5pt solid #b2b2b2"/>
    </style:style>
    <style:style style:name="Tabella2.B12" style:family="table-cell">
      <style:table-cell-properties style:vertical-align="" fo:padding="0.049cm" fo:border-left="none" fo:border-right="none" fo:border-top="none" fo:border-bottom="0.5pt solid #b2b2b2"/>
    </style:style>
    <style:style style:name="Tabella2.D12" style:family="table-cell">
      <style:table-cell-properties style:vertical-align="" fo:padding="0.049cm" fo:border-left="none" fo:border-right="none" fo:border-top="none" fo:border-bottom="0.5pt solid #b2b2b2"/>
    </style:style>
    <style:style style:name="Tabella2.E12" style:family="table-cell">
      <style:table-cell-properties style:vertical-align="" fo:padding="0.049cm" fo:border-left="none" fo:border-right="none" fo:border-top="none" fo:border-bottom="0.5pt solid #b2b2b2"/>
    </style:style>
    <style:style style:name="Tabella2.F12" style:family="table-cell">
      <style:table-cell-properties style:vertical-align="" fo:padding="0.049cm" fo:border-left="none" fo:border-right="none" fo:border-top="none" fo:border-bottom="0.5pt solid #b2b2b2"/>
    </style:style>
    <style:style style:name="Tabella2.G12" style:family="table-cell">
      <style:table-cell-properties style:vertical-align="" fo:padding="0.049cm" fo:border-left="none" fo:border-right="none" fo:border-top="none" fo:border-bottom="0.5pt solid #b2b2b2"/>
    </style:style>
    <style:style style:name="Tabella2.H12" style:family="table-cell">
      <style:table-cell-properties style:vertical-align="" fo:padding="0.049cm" fo:border-left="none" fo:border-right="none" fo:border-top="none" fo:border-bottom="0.5pt solid #b2b2b2"/>
    </style:style>
    <style:style style:name="Tabella2.I12" style:family="table-cell">
      <style:table-cell-properties style:vertical-align="" fo:padding="0.049cm" fo:border-left="none" fo:border-right="none" fo:border-top="none" fo:border-bottom="0.5pt solid #b2b2b2"/>
    </style:style>
    <style:style style:name="Tabella2.J12" style:family="table-cell">
      <style:table-cell-properties style:vertical-align="" fo:padding="0.049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ella2.A15" style:family="table-cell">
      <style:table-cell-properties style:vertical-align="" fo:padding="0.097cm" fo:border-left="none" fo:border-right="none" fo:border-top="none" fo:border-bottom="0.5pt solid #b2b2b2"/>
    </style:style>
    <style:style style:name="Tabella2.A16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table:align="left"/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499cm"/>
    </style:style>
    <style:style style:name="Table12.O" style:family="table-column">
      <style:table-column-properties style:column-width="2.909cm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/>
    </style:style>
    <style:style style:name="Table3.A" style:family="table-column">
      <style:table-column-properties style:column-width="6.394cm"/>
    </style:style>
    <style:style style:name="Table3.B" style:family="table-column">
      <style:table-column-properties style:column-width="0.205cm"/>
    </style:style>
    <style:style style:name="Table3.C" style:family="table-column">
      <style:table-column-properties style:column-width="4.001cm"/>
    </style:style>
    <style:style style:name="Table3.D" style:family="table-column">
      <style:table-column-properties style:column-width="0.199cm"/>
    </style:style>
    <style:style style:name="Table3.E" style:family="table-column">
      <style:table-column-properties style:column-width="4.297cm"/>
    </style:style>
    <style:style style:name="Table3.F" style:family="table-column">
      <style:table-column-properties style:column-width="0.206cm"/>
    </style:style>
    <style:style style:name="Table3.G" style:family="table-column">
      <style:table-column-properties style:column-width="3.697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3.2" style:family="table-row">
      <style:table-row-properties style:min-row-height="0.011cm"/>
    </style:style>
    <style:style style:name="Table3.A3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.G3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.G6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text-properties officeooo:paragraph-rsid="022073f4"/>
    </style:style>
    <style:style style:name="P19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fo:font-size="2pt" style:font-size-asian="1.75pt" style:font-size-complex="2pt"/>
    </style:style>
    <style:style style:name="P22" style:family="paragraph" style:parent-style-name="Standard">
      <style:text-properties fo:font-size="6pt" officeooo:paragraph-rsid="0226fc0c" style:font-size-asian="5.25pt" style:font-size-complex="6pt"/>
    </style:style>
    <style:style style:name="P23" style:family="paragraph" style:parent-style-name="Frame_20_contents">
      <style:text-properties officeooo:rsid="01c4e795" officeooo:paragraph-rsid="01c4e795"/>
    </style:style>
    <style:style style:name="P24" style:family="paragraph" style:parent-style-name="Frame_20_contents">
      <style:paragraph-properties fo:text-align="start" style:justify-single-word="false"/>
    </style:style>
    <style:style style:name="P2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6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62104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875b2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5e530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2391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814aa8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75b2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9234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2866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0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10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10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6pt" fo:font-style="italic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ac1d7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54e45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25ac1d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ac1d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4e45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54e45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4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4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4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4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54e45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49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2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3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4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2771c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5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bold" officeooo:paragraph-rsid="022771ce" fo:background-color="transparent" style:font-size-asian="7pt" style:font-weight-asian="bold" style:font-size-complex="7pt" style:font-weight-complex="bold"/>
    </style:style>
    <style:style style:name="P160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8pt" fo:font-style="normal" fo:font-weight="normal" officeooo:rsid="016a1d2a" officeooo:paragraph-rsid="02500f04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65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5e530e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6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68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6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7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2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4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5" style:family="paragraph" style:parent-style-name="Table_20_Contents">
      <style:paragraph-properties fo:text-align="end" style:justify-single-word="fals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176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7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officeooo:rsid="016a1d2a" fo:background-color="transparent" loext:char-shading-value="0" style:font-size-asian="2pt" style:font-size-complex="2pt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letter-spacing="0.007cm" fo:language="it" fo:country="IT" officeooo:rsid="00e801d6" style:font-name-complex="Times New Roman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5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6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5" style:family="text">
      <style:text-properties fo:color="#000000" fo:letter-spacing="0.007cm" fo:language="it" fo:country="IT" style:text-underline-style="none" officeooo:rsid="00481ece" style:font-name-complex="Calibri" style:language-complex="ar" style:country-complex="SA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333333"/>
    </style:style>
    <style:style style:name="T31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3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4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6" style:family="text">
      <style:text-properties fo:color="#333333" fo:font-size="2pt" style:font-size-asian="2pt" style:font-size-complex="2pt"/>
    </style:style>
    <style:style style:name="T37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9" style:family="text">
      <style:text-properties fo:color="#333333" fo:font-size="7pt" style:font-size-asian="7pt" style:font-size-complex="7pt"/>
    </style:style>
    <style:style style:name="T40" style:family="text">
      <style:text-properties fo:color="#333333" fo:font-size="7pt" officeooo:rsid="00e801d6" style:font-size-asian="7pt" style:font-name-complex="Times New Roman" style:font-size-complex="7pt"/>
    </style:style>
    <style:style style:name="T41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2" style:family="text">
      <style:text-properties fo:color="#333333" fo:font-weight="bold" style:font-weight-asian="bold" style:font-name-complex="Helvetica" style:font-weight-complex="bold"/>
    </style:style>
    <style:style style:name="T43" style:family="text">
      <style:text-properties officeooo:rsid="013aad73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093c4ce" fo:background-color="transparent" loext:char-shading-value="0"/>
    </style:style>
    <style:style style:name="T46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7" style:family="text">
      <style:text-properties officeooo:rsid="0090aa57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1431666" style:font-weight-asian="bold" style:font-name-complex="Times New Roman" style:font-weight-complex="bold"/>
    </style:style>
    <style:style style:name="T53" style:family="text">
      <style:text-properties fo:font-weight="bold" officeooo:rsid="0263ff30" style:font-weight-asian="bold" style:font-name-complex="Times New Roman" style:font-weight-complex="bold"/>
    </style:style>
    <style:style style:name="T5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5" style:family="text">
      <style:text-properties officeooo:rsid="0093c4ce"/>
    </style:style>
    <style:style style:name="T56" style:family="text">
      <style:text-properties fo:font-style="normal" fo:background-color="transparent" loext:char-shading-value="0" style:font-style-asian="normal" style:font-style-complex="normal"/>
    </style:style>
    <style:style style:name="T57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8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62" style:family="text">
      <style:text-properties fo:font-variant="normal" fo:text-transform="none" style:text-outline="false" style:text-line-through-style="none" style:text-line-through-type="none" fo:text-shadow="none" fo:font-weight="bold" style:letter-kerning="false" fo:background-color="transparent" loext:char-shading-value="0" style:language-asian="zxx" style:country-asian="none" style:font-weight-asian="bold" style:font-weight-complex="bold" style:text-emphasize="none" style:text-scale="105%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6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7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69" style:family="text">
      <style:text-properties fo:font-variant="normal" fo:text-transform="none" fo:color="#333333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70" style:family="text">
      <style:text-properties fo:font-size="7pt" style:font-size-asian="7pt" style:font-size-complex="7pt"/>
    </style:style>
    <style:style style:name="T71" style:family="text">
      <style:text-properties fo:font-size="7pt" officeooo:rsid="01431666" style:font-size-asian="7pt" style:font-size-complex="7pt"/>
    </style:style>
    <style:style style:name="T72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20"><text:bookmark text:name="__DdeLink__1011_742129671"/><text:placeholder text:placeholder-type="text">&lt;setLang(o.partner_id.lang or  'en_US')&gt;</text:placeholder><text:span text:style-name="T40"><text:placeholder text:placeholder-type="text">&lt;translate(u'CODE')&gt;</text:placeholder></text:span></text:p>
            </table:table-cell>
            <table:table-cell table:style-name="Tabella2.B1" table:number-columns-spanned="3" office:value-type="string">
              <text:p text:style-name="P132"><text:bookmark-start text:name="__DdeLink__9677_2116006207"/><text:bookmark-start text:name="__DdeLink__3915_1615888330"/><text:placeholder text:placeholder-type="text">&lt;translate(u'DESCRIPTION')&gt;</text:placeholder><text:bookmark-end text:name="__DdeLink__9677_2116006207"/><text:bookmark-end text:name="__DdeLink__3915_1615888330"/></text:p>
            </table:table-cell>
            <table:covered-table-cell/>
            <table:covered-table-cell/>
            <table:table-cell table:style-name="Tabella2.A1" office:value-type="string">
              <text:p text:style-name="P130"><text:placeholder text:placeholder-type="text">&lt;translate(u'Q.TY')&gt;</text:placeholder></text:p>
            </table:table-cell>
            <table:table-cell table:style-name="Tabella2.A1" office:value-type="string">
              <text:p text:style-name="P131"><text:bookmark-start text:name="__DdeLink__1383_742129671"/><text:placeholder text:placeholder-type="text">&lt;translate(u'RETAIL PRICE')&gt;</text:placeholder><text:bookmark-end text:name="__DdeLink__1383_742129671"/></text:p>
              <text:p text:style-name="P131"><text:placeholder text:placeholder-type="text">&lt;o.currency_id.name&gt;</text:placeholder></text:p>
            </table:table-cell>
            <table:table-cell table:style-name="Tabella2.A1" office:value-type="string">
              <text:p text:style-name="P131"><text:placeholder text:placeholder-type="text">&lt;translate(u'DISC OUNT')&gt;</text:placeholder></text:p>
              <text:p text:style-name="P131">%</text:p>
            </table:table-cell>
            <table:table-cell table:style-name="Tabella2.A1" office:value-type="string">
              <text:p text:style-name="P133"><text:span text:style-name="Strong_20_Emphasis"><text:span text:style-name="T62"><text:placeholder text:placeholder-type="text">&lt;translate(u'NET AMOUNT')&gt;</text:placeholder></text:span></text:span></text:p>
              <text:p text:style-name="P133"><text:span text:style-name="Strong_20_Emphasis"><text:span text:style-name="T62"><text:placeholder text:placeholder-type="text">&lt;o.currency_id.name&gt;</text:placeholder></text:span></text:span></text:p>
            </table:table-cell>
            <table:table-cell table:style-name="Tabella2.A1" office:value-type="string">
              <text:p text:style-name="Standard"/>
            </table:table-cell>
            <table:table-cell table:style-name="Tabella2.A1" office:value-type="string">
              <text:p text:style-name="P131"><text:placeholder text:placeholder-type="text">&lt;translate(u'TOTAL AMOUNT')&gt;</text:placeholder></text:p>
              <text:p text:style-name="P131"><text:placeholder text:placeholder-type="text">&lt;o.currency_id.name&gt;</text:placeholder></text:p>
            </table:table-cell>
          </table:table-row>
        </table:table-header-rows>
        <table:table-row table:style-name="Tabella2.1">
          <table:table-cell table:style-name="Tabella2.A3" table:number-columns-spanned="10" office:value-type="string">
            <text:p text:style-name="P116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10" office:value-type="string">
            <text:p text:style-name="P114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11"><text:placeholder text:placeholder-type="text">&lt;ddt['description'] or ''&gt;</text:placeholder></text:p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12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6" table:number-columns-spanned="10" office:value-type="string">
            <text:p text:style-name="P112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table:number-columns-spanned="10" office:value-type="string">
            <text:p text:style-name="P61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8" table:number-columns-spanned="10" office:value-type="string">
            <text:p text:style-name="P84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9" office:value-type="string">
            <text:p text:style-name="P55"><text:span text:style-name="Strong_20_Emphasis"><text:span text:style-name="T68"><text:placeholder text:placeholder-type="text">&lt;if test="line.product_id.product_tmpl_id.prefix_code"&gt;</text:placeholder></text:span></text:span></text:p>
            <text:p text:style-name="P54"><text:span text:style-name="Strong_20_Emphasis"><text:span text:style-name="T69"><text:placeholder text:placeholder-type="text">&lt;line.product_id.product_tmpl_id.prefix_code&gt;</text:placeholder></text:span></text:span></text:p>
            <text:p text:style-name="P54"><text:bookmark-start text:name="__DdeLink__4328_788379106"/><text:bookmark-start text:name="__DdeLink__5188_1813818322"/><text:span text:style-name="Strong_20_Emphasis"><text:span text:style-name="T69"><text:placeholder text:placeholder-type="text">&lt;get_product_code(line).replace(line.product_id.product_tmpl_id.prefix_code, '')&gt;</text:placeholder></text:span></text:span><text:bookmark-end text:name="__DdeLink__4328_788379106"/><text:bookmark-end text:name="__DdeLink__5188_1813818322"/></text:p>
            <text:p text:style-name="P54"><text:bookmark-start text:name="__DdeLink__14861_788379106"/><text:span text:style-name="Strong_20_Emphasis"><text:span text:style-name="T68"><text:placeholder text:placeholder-type="text">&lt;/if&gt;</text:placeholder></text:span></text:span><text:bookmark-end text:name="__DdeLink__14861_788379106"/></text:p>
          </table:table-cell>
          <table:table-cell table:style-name="Tabella2.B9" office:value-type="string">
            <text:p text:style-name="P144"><text:placeholder text:placeholder-type="text">&lt;line.name.replace('(NO DESC)', '')&gt;</text:placeholder></text:p>
            <text:p text:style-name="P76"><text:span text:style-name="Strong_20_Emphasis"><text:span text:style-name="T66"><text:placeholder text:placeholder-type="text">&lt;if test="check_installed_module('partner_product_additional_description')"&gt;</text:placeholder></text:span></text:span></text:p>
            <text:p text:style-name="P76"><text:span text:style-name="Strong_20_Emphasis"><text:span text:style-name="T66"><text:placeholder text:placeholder-type="text">&lt;if test="line.invoice_id.partner_product_additional_description_id"&gt;</text:placeholder></text:span></text:span></text:p>
            <text:p text:style-name="P76"><text:span text:style-name="Strong_20_Emphasis"><text:span text:style-name="T64"><text:placeholder text:placeholder-type="text">&lt;line.invoice_id.partner_product_additional_description_id.name&gt;</text:placeholder></text:span></text:span></text:p>
            <text:p text:style-name="P76"><text:span text:style-name="Strong_20_Emphasis"><text:span text:style-name="T66"><text:placeholder text:placeholder-type="text">&lt;/if&gt;</text:placeholder></text:span></text:span></text:p>
            <text:p text:style-name="P103"><text:bookmark-start text:name="__DdeLink__1306_110173853911"/><text:span text:style-name="Strong_20_Emphasis"><text:span text:style-name="T67"><text:placeholder text:placeholder-type="text">&lt;/if&gt;</text:placeholder></text:span></text:span><text:bookmark-end text:name="__DdeLink__1306_110173853911"/></text:p>
          </table:table-cell>
          <table:table-cell table:style-name="Tabella2.C9" office:value-type="string">
            <text:p text:style-name="P176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9" office:value-type="string">
            <text:p text:style-name="P177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9" office:value-type="string">
            <text:p text:style-name="P142"><text:placeholder text:placeholder-type="text">&lt;if test="line.quantity != 0.00"&gt;</text:placeholder></text:p>
            <text:p text:style-name="P145"><text:placeholder text:placeholder-type="text">&lt;formatLang(line.quantity or 0.00)&gt;</text:placeholder></text:p>
            <text:p text:style-name="P141"><text:placeholder text:placeholder-type="text">&lt;/if&gt;</text:placeholder></text:p>
          </table:table-cell>
          <table:table-cell table:style-name="Tabella2.F9" office:value-type="string">
            <text:p text:style-name="P170"><text:bookmark-start text:name="__DdeLink__3778_861959380"/><text:placeholder text:placeholder-type="text">&lt;if test="line.quantity != 0.00 and not o.print_net_price"&gt;</text:placeholder></text:p>
            <text:p text:style-name="P36"><text:placeholder text:placeholder-type="text">&lt;formatLang(line.price_unit)&gt;</text:placeholder></text:p>
            <text:p text:style-name="P171"><text:placeholder text:placeholder-type="text">&lt;/if&gt;</text:placeholder></text:p>
            <text:p text:style-name="P171"><text:placeholder text:placeholder-type="text">&lt;if test="line.quantity != 0.00 and o.print_net_price"&gt;</text:placeholder></text:p>
            <text:p text:style-name="P153"><text:placeholder text:placeholder-type="text">&lt;formatLang(line.price_unit_net)&gt;</text:placeholder></text:p>
            <text:p text:style-name="P171"><text:placeholder text:placeholder-type="text">&lt;/if&gt;</text:placeholder><text:bookmark-end text:name="__DdeLink__3778_861959380"/></text:p>
          </table:table-cell>
          <table:table-cell table:style-name="Tabella2.G9" office:value-type="string">
            <text:p text:style-name="P105"><text:span text:style-name="Strong_20_Emphasis"><text:span text:style-name="T59"><text:placeholder text:placeholder-type="text">&lt;if test="line.discount != 0.00 and not o.print_net_price"&gt;</text:placeholder></text:span></text:span><text:span text:style-name="Strong_20_Emphasis"><text:span text:style-name="T61"><text:placeholder text:placeholder-type="text">&lt;formatLang(line.discount, digits=1)&gt;</text:placeholder></text:span></text:span><text:span text:style-name="Strong_20_Emphasis"><text:span text:style-name="T59"><text:placeholder text:placeholder-type="text">&lt;/if&gt;</text:placeholder></text:span></text:span></text:p>
          </table:table-cell>
          <table:table-cell table:style-name="Tabella2.H9" office:value-type="string">
            <text:p text:style-name="P154"><text:placeholder text:placeholder-type="text">&lt;formatLang(line.price_unit_net)&gt;</text:placeholder></text:p>
          </table:table-cell>
          <table:table-cell table:style-name="Tabella2.I9" office:value-type="string">
            <text:p text:style-name="Standard"/>
          </table:table-cell>
          <table:table-cell table:style-name="Tabella2.J9" office:value-type="string">
            <text:p text:style-name="P173"><text:placeholder text:placeholder-type="text">&lt;if test="line.price_subtotal != 0.00"&gt;</text:placeholder></text:p>
            <text:p text:style-name="P152"><text:placeholder text:placeholder-type="text">&lt;formatLang(line.price_subtotal)&gt;</text:placeholder></text:p>
            <text:p text:style-name="P149"><text:placeholder text:placeholder-type="text">&lt;/if&gt;</text:placeholder></text:p>
          </table:table-cell>
        </table:table-row>
        <table:table-row table:style-name="Tabella2.1">
          <table:table-cell table:style-name="Tabella2.A11" table:number-columns-spanned="10" office:value-type="string">
            <text:p text:style-name="P1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1" table:number-columns-spanned="10" office:value-type="string">
            <text:p text:style-name="P84"><text:placeholder text:placeholder-type="text">&lt;if test="not line.product_id.product_tmpl_id.attribut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2" office:value-type="string">
            <text:p text:style-name="P166"><text:placeholder text:placeholder-type="text">&lt;line.product_id and line.product_id.code or ''&gt;</text:placeholder></text:p>
          </table:table-cell>
          <table:table-cell table:style-name="Tabella2.B12" table:number-columns-spanned="2" office:value-type="string">
            <text:p text:style-name="P143"><text:placeholder text:placeholder-type="text">&lt;line.name&gt;</text:placeholder></text:p>
            <text:p text:style-name="P75"><text:span text:style-name="Strong_20_Emphasis"><text:span text:style-name="T66"><text:placeholder text:placeholder-type="text">&lt;if test="check_installed_module('partner_product_additional_description')"&gt;</text:placeholder></text:span></text:span></text:p>
            <text:p text:style-name="P75"><text:span text:style-name="Strong_20_Emphasis"><text:span text:style-name="T66"><text:placeholder text:placeholder-type="text">&lt;if test="line.invoice_id.partner_product_additional_description_id"&gt;</text:placeholder></text:span></text:span></text:p>
            <text:p text:style-name="P75"><text:span text:style-name="Strong_20_Emphasis"><text:span text:style-name="T63"><text:placeholder text:placeholder-type="text">&lt;line.invoice_id.partner_product_additional_description_id.name&gt;</text:placeholder></text:span></text:span></text:p>
            <text:p text:style-name="P75"><text:span text:style-name="Strong_20_Emphasis"><text:span text:style-name="T66"><text:placeholder text:placeholder-type="text">&lt;/if&gt;</text:placeholder></text:span></text:span></text:p>
            <text:p text:style-name="P102"><text:bookmark-start text:name="__DdeLink__1306_11017385391"/><text:span text:style-name="Strong_20_Emphasis"><text:span text:style-name="T66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12" office:value-type="string">
            <text:p text:style-name="P143"><draw:frame draw:style-name="fr2" draw:name="image: asimage(img_gray(line.product_id.image_medium),None,1.1,1.1,'cm' )" text:anchor-type="as-char" svg:width="1.101cm" svg:height="1.101cm" draw:z-index="5"><draw:text-box><text:p text:style-name="Frame_20_contents"/></draw:text-box></draw:frame></text:p>
          </table:table-cell>
          <table:table-cell table:style-name="Tabella2.E12" office:value-type="string">
            <text:p text:style-name="P142"><text:placeholder text:placeholder-type="text">&lt;if test="line.quantity != 0.00"&gt;</text:placeholder></text:p>
            <text:p text:style-name="P142"><text:span text:style-name="Strong_20_Emphasis"><text:span text:style-name="T65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141"><text:placeholder text:placeholder-type="text">&lt;/if&gt;</text:placeholder></text:p>
          </table:table-cell>
          <table:table-cell table:style-name="Tabella2.F12" office:value-type="string">
            <text:p text:style-name="P172"><text:placeholder text:placeholder-type="text">&lt;if test="line.quantity != 0.00 and not o.print_net_price"&gt;</text:placeholder></text:p>
            <text:p text:style-name="P168"><text:placeholder text:placeholder-type="text">&lt;formatLang(line.price_unit, digits=2)&gt;</text:placeholder></text:p>
            <text:p text:style-name="P172"><text:placeholder text:placeholder-type="text">&lt;/if&gt;</text:placeholder></text:p>
            <text:p text:style-name="P172"><text:placeholder text:placeholder-type="text">&lt;if test="line.quantity != 0.00 and o.print_net_price"&gt;</text:placeholder></text:p>
            <text:p text:style-name="P168"><text:placeholder text:placeholder-type="text">&lt;formatLang(line.price_unit_net)&gt;</text:placeholder></text:p>
            <text:p text:style-name="P172"><text:placeholder text:placeholder-type="text">&lt;/if&gt;</text:placeholder></text:p>
          </table:table-cell>
          <table:table-cell table:style-name="Tabella2.G12" office:value-type="string">
            <text:p text:style-name="P104"><text:span text:style-name="Strong_20_Emphasis"><text:span text:style-name="T59"><text:placeholder text:placeholder-type="text">&lt;if test="line.discount != 0.00 and not o.print_net_price"&gt;</text:placeholder></text:span></text:span><text:span text:style-name="Strong_20_Emphasis"><text:span text:style-name="T60"><text:placeholder text:placeholder-type="text">&lt;formatLang(line.discount,digits=1)&gt;</text:placeholder></text:span></text:span><text:span text:style-name="Strong_20_Emphasis"><text:span text:style-name="T59"><text:placeholder text:placeholder-type="text">&lt;/if&gt;</text:placeholder></text:span></text:span></text:p>
          </table:table-cell>
          <table:table-cell table:style-name="Tabella2.H12" office:value-type="string">
            <text:p text:style-name="P160"><text:placeholder text:placeholder-type="text">&lt;formatLang(line.price_unit_net)&gt;</text:placeholder></text:p>
          </table:table-cell>
          <table:table-cell table:style-name="Tabella2.I12" office:value-type="string">
            <text:p text:style-name="Standard"/>
          </table:table-cell>
          <table:table-cell table:style-name="Tabella2.J12" office:value-type="string">
            <text:p text:style-name="P172"><text:placeholder text:placeholder-type="text">&lt;if test="line.price_subtotal != 0.00"&gt;</text:placeholder></text:p>
            <text:p text:style-name="P167"><text:placeholder text:placeholder-type="text">&lt;formatLang(line.price_subtotal)&gt;</text:placeholder></text:p>
            <text:p text:style-name="P170"><text:placeholder text:placeholder-type="text">&lt;/if&gt;</text:placeholder></text:p>
          </table:table-cell>
        </table:table-row>
        <table:table-row table:style-name="Tabella2.1">
          <table:table-cell table:style-name="Tabella2.A13" table:number-columns-spanned="10" office:value-type="string">
            <text:p text:style-name="P1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5" table:number-columns-spanned="10" office:value-type="string">
            <text:p text:style-name="P1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5" table:number-columns-spanned="10" office:value-type="string">
            <text:p text:style-name="P16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6" table:number-columns-spanned="10" office:value-type="string">
            <text:p text:style-name="P16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9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O"/>
        <table:table-row>
          <table:table-cell table:style-name="Table12.A1" office:value-type="string">
            <text:p text:style-name="P88"><text:placeholder text:placeholder-type="text">&lt;if test="invoice_weight()"&gt;</text:placeholder></text:p>
            <text:p text:style-name="P93"><text:bookmark-start text:name="__DdeLink__943_1928623897"/><text:placeholder text:placeholder-type="text">&lt;get_label(o,'volume').lower()&gt;</text:placeholder><text:bookmark-end text:name="__DdeLink__943_1928623897"/></text:p>
            <text:p text:style-name="P85"><text:placeholder text:placeholder-type="text">&lt;/if&gt;</text:placeholder></text:p>
          </table:table-cell>
          <table:table-cell table:style-name="Table12.B1" office:value-type="string">
            <text:p text:style-name="P85"/>
          </table:table-cell>
          <table:table-cell table:style-name="Table12.A1" office:value-type="string">
            <text:p text:style-name="P88"><text:placeholder text:placeholder-type="text">&lt;if test="invoice_weight()"&gt;</text:placeholder></text:p>
            <text:p text:style-name="P93"><text:placeholder text:placeholder-type="text">&lt;get_label(o,'weight').lower()&gt;</text:placeholder></text:p>
            <text:p text:style-name="P85"><text:placeholder text:placeholder-type="text">&lt;/if&gt;</text:placeholder></text:p>
          </table:table-cell>
          <table:table-cell table:style-name="Table12.B1" office:value-type="string">
            <text:p text:style-name="P85"/>
          </table:table-cell>
          <table:table-cell table:style-name="Table12.A1" office:value-type="string">
            <text:p text:style-name="P88"><text:placeholder text:placeholder-type="text">&lt;if test="invoice_weight()"&gt;</text:placeholder></text:p>
            <text:p text:style-name="P93"><text:placeholder text:placeholder-type="text">&lt;get_label(o,'net_weight').lower()&gt;</text:placeholder></text:p>
            <text:p text:style-name="P85"><text:placeholder text:placeholder-type="text">&lt;/if&gt;</text:placeholder></text:p>
          </table:table-cell>
          <table:table-cell table:style-name="Table12.B1" office:value-type="string">
            <text:p text:style-name="P85"/>
          </table:table-cell>
          <table:table-cell table:style-name="Table12.A1" office:value-type="string">
            <text:p text:style-name="P87"><text:placeholder text:placeholder-type="text">&lt;if test="o.parcels&gt;0"&gt;</text:placeholder></text:p>
            <text:p text:style-name="P92"><text:placeholder text:placeholder-type="text">&lt;get_label(o,'parcels').lower()&gt;</text:placeholder></text:p>
            <text:p text:style-name="P87"><text:placeholder text:placeholder-type="text">&lt;/if&gt;</text:placeholder></text:p>
          </table:table-cell>
          <table:table-cell table:style-name="Table12.B1" office:value-type="string">
            <text:p text:style-name="P85"/>
          </table:table-cell>
          <table:table-cell table:style-name="Table12.A1" office:value-type="string">
            <text:p text:style-name="P92"><text:span text:style-name="T6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6"><text:placeholder text:placeholder-type="text">&lt;/if&gt;</text:placeholder></text:span></text:p>
          </table:table-cell>
          <table:table-cell table:style-name="Table12.B1" office:value-type="string">
            <text:p text:style-name="P85"/>
          </table:table-cell>
          <table:table-cell table:style-name="Table12.A1" office:value-type="string">
            <text:p text:style-name="P87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87"><text:placeholder text:placeholder-type="text">&lt;if test="get_total_transport(o.invoice_line) &lt;&gt; 0.0"&gt;</text:placeholder></text:p>
            <text:p text:style-name="P92"><text:placeholder text:placeholder-type="text">&lt;translate(u'transport')&gt;</text:placeholder></text:p>
            <text:p text:style-name="P87"><text:placeholder text:placeholder-type="text">&lt;/if&gt;</text:placeholder><text:placeholder text:placeholder-type="text">&lt;/if&gt;</text:placeholder></text:p>
          </table:table-cell>
          <table:table-cell table:style-name="Table12.B1" office:value-type="string">
            <text:p text:style-name="P93"/>
          </table:table-cell>
          <table:table-cell table:style-name="Table12.A1" office:value-type="string">
            <text:p text:style-name="P92"><text:span text:style-name="T6"><text:placeholder text:placeholder-type="text">&lt;if test="get_total_other(o.invoice_line) &lt;&gt; 0.0"&gt;</text:placeholder></text:span><text:placeholder text:placeholder-type="text">&lt;translate(u'other')&gt;</text:placeholder><text:span text:style-name="T6"><text:placeholder text:placeholder-type="text">&lt;/if&gt;</text:placeholder></text:span></text:p>
          </table:table-cell>
          <table:table-cell table:style-name="Table12.B1" office:value-type="string">
            <text:p text:style-name="P93"/>
          </table:table-cell>
          <table:table-cell table:style-name="Table12.A1" office:value-type="string">
            <text:p text:style-name="P87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92"><text:placeholder text:placeholder-type="text">&lt;translate(u'goods amount')&gt;</text:placeholder></text:p>
            <text:p text:style-name="P87"><text:placeholder text:placeholder-type="text">&lt;/if&gt;</text:placeholder></text:p>
          </table:table-cell>
        </table:table-row>
        <table:table-row>
          <table:table-cell table:style-name="Table12.A2" office:value-type="string">
            <text:p text:style-name="P89"><text:placeholder text:placeholder-type="text">&lt;if test="invoice_weight()"&gt;</text:placeholder></text:p>
            <text:p text:style-name="P94"><text:placeholder text:placeholder-type="text">&lt;formatLang(o.volume, digits=6)&gt;</text:placeholder></text:p>
            <text:p text:style-name="P85"><text:placeholder text:placeholder-type="text">&lt;/if&gt;</text:placeholder></text:p>
          </table:table-cell>
          <table:table-cell table:style-name="Table12.B1" office:value-type="string">
            <text:p text:style-name="P83"/>
          </table:table-cell>
          <table:table-cell table:style-name="Table12.A2" office:value-type="string">
            <text:p text:style-name="P89"><text:placeholder text:placeholder-type="text">&lt;if test="invoice_weight()"&gt;</text:placeholder></text:p>
            <text:p text:style-name="P94"><text:placeholder text:placeholder-type="text">&lt;formatLang(o.weight, digits=3)&gt;</text:placeholder></text:p>
            <text:p text:style-name="P85"><text:placeholder text:placeholder-type="text">&lt;/if&gt;</text:placeholder></text:p>
          </table:table-cell>
          <table:table-cell table:style-name="Table12.B1" office:value-type="string">
            <text:p text:style-name="P83"/>
          </table:table-cell>
          <table:table-cell table:style-name="Table12.A2" office:value-type="string">
            <text:p text:style-name="P89"><text:bookmark-start text:name="__DdeLink__1014_54864676"/><text:placeholder text:placeholder-type="text">&lt;if test="invoice_weight()"&gt;</text:placeholder><text:bookmark-end text:name="__DdeLink__1014_54864676"/></text:p>
            <text:p text:style-name="P94"><text:placeholder text:placeholder-type="text">&lt;formatLang(o.net_weight, digits=3)&gt;</text:placeholder></text:p>
            <text:p text:style-name="P85"><text:placeholder text:placeholder-type="text">&lt;/if&gt;</text:placeholder></text:p>
          </table:table-cell>
          <table:table-cell table:style-name="Table12.B1" office:value-type="string">
            <text:p text:style-name="P85"/>
          </table:table-cell>
          <table:table-cell table:style-name="Table12.A2" office:value-type="string">
            <text:p text:style-name="P87"><text:placeholder text:placeholder-type="text">&lt;if test="o.parcels&gt;0"&gt;</text:placeholder></text:p>
            <text:p text:style-name="P53"><text:placeholder text:placeholder-type="text">&lt;o.parcels&gt;</text:placeholder></text:p>
            <text:p text:style-name="P87"><text:placeholder text:placeholder-type="text">&lt;/if&gt;</text:placeholder></text:p>
          </table:table-cell>
          <table:table-cell table:style-name="Table12.B1" office:value-type="string">
            <text:p text:style-name="P85"/>
          </table:table-cell>
          <table:table-cell table:style-name="Table12.A2" office:value-type="string">
            <text:p text:style-name="P92"><text:span text:style-name="T6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6"><text:placeholder text:placeholder-type="text">&lt;/if&gt;</text:placeholder></text:span></text:p>
          </table:table-cell>
          <table:table-cell table:style-name="Table12.B1" office:value-type="string">
            <text:p text:style-name="P85"/>
          </table:table-cell>
          <table:table-cell table:style-name="Table12.A2" office:value-type="string">
            <text:p text:style-name="P87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87"><text:placeholder text:placeholder-type="text">&lt;if test="get_total_transport(o.invoice_line) &lt;&gt; 0.0"&gt;</text:placeholder></text:p>
            <text:p text:style-name="P92"><text:placeholder text:placeholder-type="text">&lt;formatLang(get_total_transport(o.invoice_line))&gt;</text:placeholder></text:p>
            <text:p text:style-name="P87"><text:bookmark text:name="__DdeLink__2249_5486467612"/><text:placeholder text:placeholder-type="text">&lt;/if&gt;</text:placeholder></text:p>
            <text:p text:style-name="P87"><text:placeholder text:placeholder-type="text">&lt;/if&gt;</text:placeholder></text:p>
          </table:table-cell>
          <table:table-cell table:style-name="Table12.B1" office:value-type="string">
            <text:p text:style-name="P93"/>
          </table:table-cell>
          <table:table-cell table:style-name="Table12.A2" office:value-type="string">
            <text:p text:style-name="P92"><text:span text:style-name="T6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6"><text:placeholder text:placeholder-type="text">&lt;/if&gt;</text:placeholder></text:span></text:p>
          </table:table-cell>
          <table:table-cell table:style-name="Table12.B1" office:value-type="string">
            <text:p text:style-name="P93"/>
          </table:table-cell>
          <table:table-cell table:style-name="Table12.A2" office:value-type="string">
            <text:p text:style-name="P87"><text:placeholder text:placeholder-type="text">&lt;if test="check_installed_module('delivery_invoice_report')"&gt;</text:placeholder></text:p>
            <text:p text:style-name="P92"><text:placeholder text:placeholder-type="text">&lt;formatLang(get_total_goods(o.invoice_line))&gt;</text:placeholder></text:p>
            <text:p text:style-name="P87"><text:bookmark text:name="__DdeLink__2249_5486467631"/><text:placeholder text:placeholder-type="text">&lt;/if&gt;</text:placeholder></text:p>
          </table:table-cell>
        </table:table-row>
      </table:table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ext:soft-page-break/>
        <table:table-row table:style-name="Table3.1">
          <table:table-cell table:style-name="Table3.A1" office:value-type="string">
            <text:p text:style-name="P46"><text:span text:style-name="T15"><text:placeholder text:placeholder-type="text">&lt;setLang(o.partner_id.lang or  'en_US')&gt;</text:placeholder></text:span><text:span text:style-name="T41"><text:placeholder text:placeholder-type="text">&lt;translate(u'description')&gt;</text:placeholder></text:span></text:p>
          </table:table-cell>
          <table:table-cell table:style-name="Table3.B1" office:value-type="string">
            <text:p text:style-name="P46"/>
          </table:table-cell>
          <table:table-cell table:style-name="Table3.A1" office:value-type="string">
            <text:p text:style-name="P48"><text:span text:style-name="T33"><text:placeholder text:placeholder-type="text">&lt;if test="not variant_images()"&gt;</text:placeholder></text:span><text:span text:style-name="T71">Imponibile </text:span><text:span text:style-name="T36"><text:placeholder text:placeholder-type="text">&lt;/if&gt;</text:placeholder></text:span><text:span text:style-name="T15"><text:placeholder text:placeholder-type="text">&lt;if test="o.partner_id.lang != 'it_IT'"&gt;</text:placeholder></text:span><text:span text:style-name="T25"> </text:span><text:span text:style-name="T70"><text:placeholder text:placeholder-type="text">&lt;get_label(o,'amount_untaxed').lower()&gt;</text:placeholder></text:span><text:span text:style-name="T15"><text:placeholder text:placeholder-type="text">&lt;/if&gt;</text:placeholder></text:span></text:p>
          </table:table-cell>
          <table:table-cell table:style-name="Table3.B1" office:value-type="string">
            <text:p text:style-name="P47"/>
          </table:table-cell>
          <table:table-cell table:style-name="Table3.A1" office:value-type="string">
            <text:p text:style-name="P48"><text:span text:style-name="T33"><text:placeholder text:placeholder-type="text">&lt;if test="not variant_images()"&gt;</text:placeholder></text:span><text:span text:style-name="T71">Imposta </text:span><text:span text:style-name="T36"><text:placeholder text:placeholder-type="text">&lt;/if&gt;</text:placeholder></text:span><text:span text:style-name="T15"><text:placeholder text:placeholder-type="text">&lt;if test="o.partner_id.lang != 'it_IT'"&gt;</text:placeholder></text:span><text:span text:style-name="T70"><text:placeholder text:placeholder-type="text">&lt;get_label(o,'amount_tax').lower()&gt;</text:placeholder></text:span><text:span text:style-name="T15"><text:placeholder text:placeholder-type="text">&lt;/if&gt;</text:placeholder></text:span></text:p>
          </table:table-cell>
          <table:table-cell table:style-name="Table3.B1" office:value-type="string">
            <text:p text:style-name="P164"/>
          </table:table-cell>
          <table:table-cell table:style-name="Table3.A1" office:value-type="string">
            <text:p text:style-name="P165"><text:span text:style-name="T34"><text:placeholder text:placeholder-type="text">&lt;if test="not variant_images()"&gt;</text:placeholder></text:span><text:span text:style-name="T52">Totale </text:span><text:span text:style-name="T53">Fattura</text:span><text:span text:style-name="T72"> </text:span><text:span text:style-name="T35"><text:placeholder text:placeholder-type="text">&lt;/if&gt;</text:placeholder></text:span><text:span text:style-name="T16"><text:placeholder text:placeholder-type="text">&lt;if test="o.partner_id.lang != 'it_IT'"&gt;</text:placeholder></text:span><text:span text:style-name="T51"><text:placeholder text:placeholder-type="text">&lt;translate(u'total invoice')&gt;</text:placeholder></text:span><text:span text:style-name="T16"><text:placeholder text:placeholder-type="text">&lt;/if&gt;</text:placeholder></text:span></text:p>
          </table:table-cell>
        </table:table-row>
        <table:table-row table:style-name="Table3.2">
          <table:table-cell table:style-name="Table3.B1" table:number-columns-spanned="7" office:value-type="string">
            <text:p text:style-name="P57"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37"><text:placeholder text:placeholder-type="text">&lt;line.name.replace('(debito)','').replace('(credito)','') or ''&gt;</text:placeholder></text:p>
          </table:table-cell>
          <table:table-cell table:style-name="Table3.B1" office:value-type="string">
            <text:p text:style-name="P37"/>
          </table:table-cell>
          <table:table-cell table:style-name="Table3.A3" office:value-type="string">
            <text:p text:style-name="P37"><text:placeholder text:placeholder-type="text">&lt;formatLang(line.base)&gt;</text:placeholder></text:p>
          </table:table-cell>
          <table:table-cell table:style-name="Table3.B1" office:value-type="string">
            <text:p text:style-name="P47"/>
          </table:table-cell>
          <table:table-cell table:style-name="Table3.A3" office:value-type="string">
            <text:p text:style-name="P37"><text:bookmark-start text:name="__DdeLink__4092_957107792"/><text:placeholder text:placeholder-type="text">&lt;formatLang(line.amount)&gt;</text:placeholder><text:bookmark-end text:name="__DdeLink__4092_957107792"/></text:p>
          </table:table-cell>
          <table:table-cell table:style-name="Table3.B1" office:value-type="string">
            <text:p text:style-name="P159"/>
          </table:table-cell>
          <table:table-cell table:style-name="Table3.G3" office:value-type="string">
            <text:p text:style-name="P51"/>
          </table:table-cell>
        </table:table-row>
        <table:table-row table:style-name="Table3.2">
          <table:table-cell table:style-name="Table3.B1" table:number-columns-spanned="7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G3" office:value-type="string">
            <text:p text:style-name="P38"/>
          </table:table-cell>
          <table:table-cell table:style-name="Table3.B1" office:value-type="string">
            <text:p text:style-name="P86"/>
          </table:table-cell>
          <table:table-cell table:style-name="Table3.G3" office:value-type="string">
            <text:p text:style-name="P59"><text:placeholder text:placeholder-type="text">&lt;if test="len(get_group_tax(o.tax_line)) &gt; 1"&gt;</text:placeholder></text:p>
            <text:p text:style-name="P40"><text:bookmark-start text:name="__DdeLink__5002_1615888330"/><text:placeholder text:placeholder-type="text">&lt;formatLang(o.base_amount_tax)&gt;</text:placeholder><text:bookmark-end text:name="__DdeLink__5002_1615888330"/></text:p>
            <text:p text:style-name="P59"><text:placeholder text:placeholder-type="text">&lt;/if&gt;</text:placeholder></text:p>
          </table:table-cell>
          <table:table-cell table:style-name="Table3.B1" office:value-type="string">
            <text:p text:style-name="P47"/>
          </table:table-cell>
          <table:table-cell table:style-name="Table3.G3" office:value-type="string">
            <text:p text:style-name="P60"><text:placeholder text:placeholder-type="text">&lt;if test="len(get_group_tax(o.tax_line)) &gt; 1"&gt;</text:placeholder></text:p>
            <text:p text:style-name="P40"><text:placeholder text:placeholder-type="text">&lt;formatLang(o.tax_amount_tax)&gt;</text:placeholder></text:p>
            <text:p text:style-name="P59"><text:placeholder text:placeholder-type="text">&lt;/if&gt;</text:placeholder></text:p>
          </table:table-cell>
          <table:table-cell table:style-name="Table3.B1" office:value-type="string">
            <text:p text:style-name="P161"/>
          </table:table-cell>
          <table:table-cell table:style-name="Table3.G3" office:value-type="string">
            <text:p text:style-name="P175"><text:placeholder text:placeholder-type="text">&lt;formatLang(o.total_amount_tax)&gt;</text:placeholder></text:p>
          </table:table-cell>
        </table:table-row>
        <table:table-row table:style-name="Table3.1">
          <table:table-cell table:style-name="Table3.A3" office:value-type="string">
            <text:p text:style-name="P39"/>
          </table:table-cell>
          <table:table-cell table:style-name="Table3.B1" office:value-type="string">
            <text:p text:style-name="P155"/>
          </table:table-cell>
          <table:table-cell table:style-name="Table3.A3" office:value-type="string">
            <text:p text:style-name="P156"/>
          </table:table-cell>
          <table:table-cell table:style-name="Table3.B1" office:value-type="string">
            <text:p text:style-name="P49"/>
          </table:table-cell>
          <table:table-cell table:style-name="Table3.G3" office:value-type="string">
            <text:p text:style-name="P50"/>
          </table:table-cell>
          <table:table-cell table:style-name="Table3.B1" office:value-type="string">
            <text:p text:style-name="P162"/>
          </table:table-cell>
          <table:table-cell table:style-name="Table3.G6" office:value-type="string">
            <text:p text:style-name="P163"/>
          </table:table-cell>
        </table:table-row>
        <table:table-row table:style-name="Table3.1">
          <table:table-cell table:style-name="Table3.A3" office:value-type="string">
            <text:p text:style-name="P39"><text:placeholder text:placeholder-type="text">&lt;translate(u'balance due')&gt;</text:placeholder></text:p>
          </table:table-cell>
          <table:table-cell table:style-name="Table3.B1" office:value-type="string">
            <text:p text:style-name="P155"/>
          </table:table-cell>
          <table:table-cell table:style-name="Table3.A3" office:value-type="string">
            <text:p text:style-name="P156"><text:placeholder text:placeholder-type="text">&lt;formatLang(o.residual)&gt;</text:placeholder></text:p>
          </table:table-cell>
          <table:table-cell table:style-name="Table3.B1" office:value-type="string">
            <text:p text:style-name="P49"/>
          </table:table-cell>
          <table:table-cell table:style-name="Table3.G3" office:value-type="string">
            <text:p text:style-name="P50"/>
          </table:table-cell>
          <table:table-cell table:style-name="Table3.B1" office:value-type="string">
            <text:p text:style-name="P162"/>
          </table:table-cell>
          <table:table-cell table:style-name="Table3.B1" office:value-type="string">
            <text:p text:style-name="P163"/>
          </table:table-cell>
        </table:table-row>
      </table:table>
      <text:p text:style-name="P17"/>
      <text:p text:style-name="P146"><text:placeholder text:placeholder-type="text">&lt;if test="o.print_payment_in_footer"&gt;</text:placeholder></text:p>
      <text:p text:style-name="P136"><text:placeholder text:placeholder-type="text">&lt;if test="o.move_id"&gt;</text:placeholder></text:p>
      <text:p text:style-name="P138"><text:placeholder text:placeholder-type="text">&lt;get_label(o,'date_due')&gt;</text:placeholder></text:p>
      <text:p text:style-name="P136"><text:placeholder text:placeholder-type="text">&lt;/if&gt;</text:placeholder></text:p>
      <text:p text:style-name="P137"><text:placeholder text:placeholder-type="text">&lt;for each="line in invoice_move_lines(o.move_id)"&gt;</text:placeholder></text:p>
      <text:p text:style-name="P140"><text:placeholder text:placeholder-type="text">&lt;setLang('it_IT')&gt;</text:placeholder></text:p>
      <text:p text:style-name="P139"><text:span text:style-name="T56"><text:placeholder text:placeholder-type="text">&lt;formatLang(line.date_maturity,date=True) or ''&gt;</text:placeholder></text:span><text:span text:style-name="T56"> </text:span><text:span text:style-name="T14"><text:placeholder text:placeholder-type="text">&lt;setLang(o.partner_id.lang or  'it_IT')&gt;</text:placeholder></text:span><text:span text:style-name="T14"> <text:s/></text:span><text:span text:style-name="T56"><text:placeholder text:placeholder-type="text">&lt;formatLang(line.debit,monetary=True,currency_obj=o.currency_id) or ''&gt;</text:placeholder></text:span><text:span text:style-name="T14"><text:placeholder text:placeholder-type="text">&lt;setLang('it_IT')&gt;</text:placeholder></text:span></text:p>
      <text:p text:style-name="P110"><text:placeholder text:placeholder-type="text">&lt;/for&gt;</text:placeholder></text:p>
      <text:p text:style-name="P127"><text:placeholder text:placeholder-type="text">&lt;if test="o.type == 'out_invoice' "&gt;</text:placeholder></text:p>
      <text:p text:style-name="P127"><text:placeholder text:placeholder-type="text">&lt;if test="o.state == 'proforma2'"&gt;</text:placeholder><text:span text:style-name="T24"><text:placeholder text:placeholder-type="text">&lt;setLang('it_IT')&gt;</text:placeholder></text:span></text:p>
      <text:p text:style-name="P129"><text:placeholder text:placeholder-type="text">&lt;formatLang(o.date_due, date=True) or ''&gt;</text:placeholder></text:p>
      <text:p text:style-name="P134"><text:placeholder text:placeholder-type="text">&lt;setLang(o.partner_id.lang or  'it_IT')&gt;</text:placeholder></text:p>
      <text:p text:style-name="P128"><text:placeholder text:placeholder-type="text">&lt;/if&gt;</text:placeholder></text:p>
      <text:p text:style-name="P101"><text:placeholder text:placeholder-type="text">&lt;/if&gt;</text:placeholder></text:p>
      <text:p text:style-name="P101"><text:placeholder text:placeholder-type="text">&lt;/if&gt;</text:placeholder></text:p>
      <text:p text:style-name="P157"><text:placeholder text:placeholder-type="text">&lt;o.fiscal_position.note or ''&gt;</text:placeholder></text:p>
      <text:p text:style-name="P174"><text:placeholder text:placeholder-type="text">&lt;if test="check_installed_module('account_fiscal_position_rule_partner')"&gt;</text:placeholder></text:p>
      <text:p text:style-name="P150"><text:placeholder text:placeholder-type="text">&lt;if test="o.account_fiscal_position_rule_id"&gt;</text:placeholder></text:p>
      <text:p text:style-name="P158"><text:span text:style-name="T57">C</text:span><text:span text:style-name="T58">ome da vs. dichiarazione di intento n° </text:span><text:bookmark-start text:name="__DdeLink__1227_18662342702"/><text:span text:style-name="T58"><text:placeholder text:placeholder-type="text">&lt;o.account_fiscal_position_rule_id.name&gt;</text:placeholder></text:span><text:bookmark-end text:name="__DdeLink__1227_18662342702"/><text:span text:style-name="T58"> del </text:span><text:span text:style-name="T58"><text:placeholder text:placeholder-type="text">&lt;formatLang(o.account_fiscal_position_rule_id.date_issue, date=True) or ''&gt;</text:placeholder></text:span><text:span text:style-name="T58"> ricevuta in data </text:span><text:bookmark-start text:name="__DdeLink__1234_18662342702"/><text:span text:style-name="T58"><text:placeholder text:placeholder-type="text">&lt;formatLang(o.account_fiscal_position_rule_id.date_reception, date=True) or ''&gt;</text:placeholder></text:span><text:bookmark-end text:name="__DdeLink__1234_18662342702"/><text:span text:style-name="T58"> e protocollata al n</text:span><text:bookmark-start text:name="__DdeLink__3853_18662342702"/><text:span text:style-name="T58">°</text:span><text:bookmark-end text:name="__DdeLink__3853_18662342702"/><text:span text:style-name="T58"> </text:span><text:span text:style-name="T58"><text:placeholder text:placeholder-type="text">&lt;o.account_fiscal_position_rule_id.number_protocol&gt;</text:placeholder></text:span><text:span text:style-name="T58">.</text:span></text:p>
      <text:p text:style-name="P150"><text:placeholder text:placeholder-type="text">&lt;/if&gt;</text:placeholder></text:p>
      <text:p text:style-name="P151"><text:placeholder text:placeholder-type="text">&lt;/if&gt;</text:placeholder></text:p>
      <text:p text:style-name="P118"><text:placeholder text:placeholder-type="text">&lt;o.comment or ''&gt;</text:placeholder></text:p>
      <text:p text:style-name="P13"><draw:frame draw:style-name="fr3" draw:name="image: asimage(o.tax_stamp_image,None,3,2.2,'cm')" text:anchor-type="as-char" svg:y="0.037cm" svg:height="0.25cm" draw:z-index="1"><draw:text-box fo:min-width="0.342cm"><text:p text:style-name="P24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795cm" style:rel-column-width="30333*"/>
    </style:style>
    <style:style style:name="Table2.B" style:family="table-column">
      <style:table-column-properties style:column-width="0.007cm" style:rel-column-width="25*"/>
    </style:style>
    <style:style style:name="Table2.C" style:family="table-column">
      <style:table-column-properties style:column-width="0.194cm" style:rel-column-width="668*"/>
    </style:style>
    <style:style style:name="Table2.D" style:family="table-column">
      <style:table-column-properties style:column-width="10.005cm" style:rel-column-width="34509*"/>
    </style:style>
    <style:style style:name="Table2.A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-left="0.049cm" fo:padding-right="0.049cm" fo:padding-top="0cm" fo:padding-bottom="0cm" fo:border="none"/>
    </style:style>
    <style:style style:name="Table8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3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73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7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5" style:family="paragraph" style:parent-style-name="Standard">
      <style:text-properties fo:font-size="4pt" style:font-size-asian="3.5pt" style:font-size-complex="4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7" style:family="paragraph" style:parent-style-name="Standard">
      <style:text-properties fo:font-size="2pt" style:font-size-asian="1.75pt" style:font-size-complex="2pt"/>
    </style:style>
    <style:style style:name="MP7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9" style:family="text">
      <style:text-properties officeooo:rsid="01889bc9"/>
    </style:style>
    <style:style style:name="MT30" style:family="text">
      <style:text-properties officeooo:rsid="01833024"/>
    </style:style>
    <style:style style:name="MT31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4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5" style:family="text">
      <style:text-properties fo:font-weight="bold" style:font-weight-asian="bold" style:font-weight-complex="bold"/>
    </style:style>
    <style:style style:name="MT36" style:family="text">
      <style:text-properties fo:color="#333333" fo:font-size="7pt" style:font-size-asian="7pt" style:font-size-complex="7pt"/>
    </style:style>
    <style:style style:name="MT37" style:family="text">
      <style:text-properties fo:color="#333333"/>
    </style:style>
    <style:style style:name="MT38" style:family="text">
      <style:text-properties fo:color="#333333" fo:font-weight="bold" style:font-weight-asian="bold" style:font-name-complex="Helvetica" style:font-weight-complex="bold"/>
    </style:style>
    <style:style style:name="MT39" style:family="text">
      <style:text-properties fo:letter-spacing="0.007cm" fo:language="it" fo:country="IT" officeooo:rsid="00e801d6" style:font-name-complex="Times New Roman"/>
    </style:style>
    <style:style style:name="MT40" style:family="text">
      <style:text-properties officeooo:rsid="0093c4ce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0"><text:s/></text:p>
            </table:table-cell>
            <table:table-cell table:style-name="Table6.B1" office:value-type="string">
              <text:p text:style-name="MP21"/>
            </table:table-cell>
          </table:table-row>
          <table:table-row table:style-name="Table6.1"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  <table:table-cell table:style-name="Table6.A1" office:value-type="string">
              <text:p text:style-name="MP22"><text:placeholder text:placeholder-type="text">&lt;setLang(o.partner_id.lang or  'en_US')&gt;</text:placeholder></text:p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/>
            </table:table-cell>
          </table:table-row>
          <table:table-row table:style-name="Table6.3">
            <table:table-cell table:style-name="Table6.A4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0"><text:bookmark-start text:name="__DdeLink__2181_18138183222"/><text:placeholder text:placeholder-type="text">&lt;if test="check_installed_module('l10n_it_ricevute_bancarie_ext')"&gt;</text:placeholder><text:bookmark-end text:name="__DdeLink__2181_181381832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bookmark-start text:name="__DdeLink__1803_433327400"/><text:placeholder text:placeholder-type="text">&lt;/for&gt;</text:placeholder><text:bookmark-end text:name="__DdeLink__1803_433327400"/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33"/>
            </table:table-cell>
            <table:covered-table-cell/>
          </table:table-row>
        </table:table>
        <text:p text:style-name="MP34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35"><text:placeholder text:placeholder-type="text">&lt;translate(u'Date').lower()&gt;</text:placeholder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36"><text:span text:style-name="MT4"><text:placeholder text:placeholder-type="text">&lt;if test="o.type == 'out_invoice' "&gt;</text:placeholder></text:span><text:span text:style-name="MT31"><text:placeholder text:placeholder-type="text">&lt;translate(u'Invoice').lower()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31"><text:placeholder text:placeholder-type="text">&lt;translate(u'Credit note').lower()&gt;</text:placeholder>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37"/>
            </table:table-cell>
            <table:table-cell table:style-name="Table2.A1" table:number-columns-spanned="2" office:value-type="string">
              <text:p text:style-name="MP38"/>
            </table:table-cell>
            <table:covered-table-cell/>
            <table:table-cell table:style-name="Table2.A1" office:value-type="string">
              <text:p text:style-name="MP39"><text:placeholder text:placeholder-type="text">&lt;if test="check_installed_module('account_invoice_shipping_address')"&gt;</text:placeholder></text:p>
              <text:p text:style-name="MP40"><text:placeholder text:placeholder-type="text">&lt;if test="o.address_shipping_id and o.address_shipping_id != o.partner_id"&gt;</text:placeholder></text:p>
              <text:p text:style-name="MP41"><text:tab/></text:p>
              <text:p text:style-name="MP42"><text:span text:style-name="MT32"><text:placeholder text:placeholder-type="text">&lt;get_label(o,'address_shipping_id')&gt;</text:placeholder></text:span><text:span text:style-name="MT33">:</text:span></text:p>
              <text:p text:style-name="MP43"><text:span text:style-name="MT34"><text:placeholder text:placeholder-type="text">&lt;o.address_shipping_id.title&gt;</text:placeholder></text:span><text:span text:style-name="MT34"> </text:span><text:span text:style-name="MT35"><text:placeholder text:placeholder-type="text">&lt;o.address_shipping_id.name or ''&gt;</text:placeholder></text:span></text:p>
              <text:p text:style-name="MP43"><text:placeholder text:placeholder-type="text">&lt;o.address_shipping_id.street or ''&gt;</text:placeholder> <text:placeholder text:placeholder-type="text">&lt;o.address_shipping_id.street2 or ''&gt;</text:placeholder></text:p>
              <text:p text:style-name="MP44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45"><text:span text:style-name="MT36"><text:tab/></text:span><text:span text:style-name="MT37"><text:tab/></text:span></text:p>
              <text:p text:style-name="MP46"><text:placeholder text:placeholder-type="text">&lt;/if&gt;</text:placeholder></text:p>
              <text:p text:style-name="MP47"><text:placeholder text:placeholder-type="text">&lt;/if&gt;</text:placeholder></text:p>
              <text:p text:style-name="MP48"><text:placeholder text:placeholder-type="text">&lt;if test="check_installed_module('account_invoice_destination')"&gt;</text:placeholder></text:p>
              <text:p text:style-name="MP48"><text:placeholder text:placeholder-type="text">&lt;if test="o.address_destination_id"&gt;</text:placeholder></text:p>
              <text:p text:style-name="MP49"><text:tab/></text:p>
              <text:p text:style-name="MP50"><text:span text:style-name="MT32"><text:placeholder text:placeholder-type="text">&lt;get_label(o,'address_destination_id')&gt;</text:placeholder></text:span><text:span text:style-name="MT33">:</text:span></text:p>
              <text:p text:style-name="MP51"><text:span text:style-name="MT34"><text:placeholder text:placeholder-type="text">&lt;o.address_destination_id.title&gt;</text:placeholder></text:span><text:span text:style-name="MT34"> </text:span><text:span text:style-name="MT35"><text:placeholder text:placeholder-type="text">&lt;o.address_destination_id.name or ''&gt;</text:placeholder></text:span></text:p>
              <text:p text:style-name="MP51"><text:placeholder text:placeholder-type="text">&lt;o.address_destination_id.street or ''&gt;</text:placeholder> <text:placeholder text:placeholder-type="text">&lt;o.address_destination_id.street2 or ''&gt;</text:placeholder></text:p>
              <text:p text:style-name="MP52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53"><text:tab/></text:p>
              <text:p text:style-name="MP54"><text:placeholder text:placeholder-type="text">&lt;/if&gt;</text:placeholder></text:p>
              <text:p text:style-name="MP55"><text:placeholder text:placeholder-type="text">&lt;/if&gt;</text:placeholder></text:p>
            </table:table-cell>
          </table:table-row>
          <table:table-row>
            <table:table-cell table:style-name="Table2.A1" table:number-columns-spanned="2" office:value-type="string">
              <text:p text:style-name="MP56"><text:placeholder text:placeholder-type="text">&lt;for each="address_invoice_id in address_invoice_id()"&gt;</text:placeholder></text:p>
              <text:p text:style-name="MP57"><text:placeholder text:placeholder-type="text">&lt;if test="address_invoice_id != o.partner_id"&gt;</text:placeholder></text:p>
              <text:p text:style-name="MP58"><text:tab/></text:p>
              <text:p text:style-name="MP59"><text:placeholder text:placeholder-type="text">&lt;translate(u'Registered office')&gt;</text:placeholder></text:p>
              <text:p text:style-name="MP60"><text:placeholder text:placeholder-type="text">&lt;o.partner_id.title&gt;</text:placeholder> <text:span text:style-name="MT38"><text:placeholder text:placeholder-type="text">&lt;o.partner_id.name or ''&gt;</text:placeholder></text:span></text:p>
              <text:p text:style-name="MP61"><text:placeholder text:placeholder-type="text">&lt;o.partner_id.street or ''&gt;</text:placeholder> <text:placeholder text:placeholder-type="text">&lt;o.partner_id.street2 or ''&gt;</text:placeholder></text:p>
              <text:p text:style-name="MP62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8"><text:tab/></text:p>
              <text:p text:style-name="MP63"><text:placeholder text:placeholder-type="text">&lt;/if&gt;</text:placeholder></text:p>
              <text:p text:style-name="MP63"><text:placeholder text:placeholder-type="text">&lt;/for&gt;</text:placeholder><text:bookmark text:name="__DdeLink__2880_21413329701"/><text:bookmark text:name="__DdeLink__2210_7448110691"/></text:p>
            </table:table-cell>
            <table:covered-table-cell/>
            <table:table-cell table:style-name="Table2.A1" office:value-type="string">
              <text:p text:style-name="MP64"/>
            </table:table-cell>
            <table:table-cell table:style-name="Table2.A1" office:value-type="string">
              <text:p text:style-name="MP65"><text:bookmark-start text:name="__DdeLink__2217_7448110691"/><text:tab/><text:bookmark-end text:name="__DdeLink__2217_7448110691"/></text:p>
              <text:p text:style-name="MP66"><text:placeholder text:placeholder-type="text">&lt;translate(u'billing address')&gt;</text:placeholder></text:p>
              <text:p text:style-name="MP67"><text:placeholder text:placeholder-type="text">&lt;for each="address_invoice_id in address_invoice_id()"&gt;</text:placeholder></text:p>
              <text:p text:style-name="MP67"><text:placeholder text:placeholder-type="text">&lt;address_invoice_id.name or ''&gt;</text:placeholder></text:p>
              <text:p text:style-name="MP67"><text:placeholder text:placeholder-type="text">&lt;address_invoice_id.street or ''&gt;</text:placeholder> <text:placeholder text:placeholder-type="text">&lt;address_invoice_id.street2 or ''&gt;</text:placeholder></text:p>
              <text:p text:style-name="MP67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partner_id.fiscalcode"&gt;</text:placeholder></text:p>
              <text:p text:style-name="MP70"><text:span text:style-name="MT22">C.F.<text:tab/>: </text:span><text:span text:style-name="MT21"><text:placeholder text:placeholder-type="text">&lt;o.partner_id.fiscalcode or ''&gt;</text:placeholder></text:span></text:p>
              <text:p text:style-name="MP69"><text:placeholder text:placeholder-type="text">&lt;/if&gt;</text:placeholder></text:p>
              <text:p text:style-name="MP71"><text:span text:style-name="MT39"><text:placeholder text:placeholder-type="text">&lt;translate(u'VAT #')&gt;</text:placeholder></text:span><text:span text:style-name="MT40"><text:tab/></text:span>: <text:placeholder text:placeholder-type="text">&lt;o.partner_id.vat or ''&gt;</text:placeholder></text:p>
              <text:p text:style-name="MP72"><text:tab/></text:p>
            </table:table-cell>
          </table:table-row>
        </table:table>
        <text:p text:style-name="MP7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</table:table-cell>
            <table:table-cell table:style-name="Table8.B1" office:value-type="string">
              <text:p text:style-name="MP21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22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8.A3" table:number-rows-spanned="3" office:value-type="string">
              <text:p text:style-name="MP24"/>
            </table:table-cell>
          </table:table-row>
          <table:table-row table:style-name="Table8.3">
            <table:table-cell table:style-name="Table8.A3" office:value-type="string">
              <text:p text:style-name="MP25"><text:placeholder text:placeholder-type="text">&lt;o.payment_term and o.payment_term.note or o.payment_term and o.payment_term.name or ''&gt;</text:placeholder></text:p>
              <text:p text:style-name="MP26"><text:placeholder text:placeholder-type="text">&lt;for each="bank in get_bank()"&gt;</text:placeholder></text:p>
              <text:p text:style-name="MP27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8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9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30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0"><text:placeholder text:placeholder-type="text">&lt;for each="bank in get_bank_riba()"&gt;</text:placeholder></text:p>
              <text:p text:style-name="MP31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32"><text:placeholder text:placeholder-type="text">&lt;/for&gt;</text:placeholder></text:p>
              <text:p text:style-name="MP30"><text:placeholder text:placeholder-type="text">&lt;/if&gt;</text:placeholder></text:p>
            </table:table-cell>
            <table:covered-table-cell/>
          </table:table-row>
          <table:table-row table:style-name="Table8.6">
            <table:table-cell table:style-name="Table8.A3" table:number-columns-spanned="2" office:value-type="string">
              <text:p text:style-name="MP33"/>
            </table:table-cell>
            <table:covered-table-cell/>
          </table:table-row>
        </table:table>
        <text:p text:style-name="MP74"/>
      </style:header-first>
      <style:footer>
        <text:p text:style-name="MP75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6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77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8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77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1-08T09:50:42.538276517</dc:date>
    <meta:editing-duration>P6DT13H9M46S</meta:editing-duration>
    <meta:editing-cycles>894</meta:editing-cycles>
    <meta:generator>LibreOffice/5.1.6.2$Linux_X86_64 LibreOffice_project/10m0$Build-2</meta:generator>
    <meta:document-statistic meta:table-count="11" meta:image-count="0" meta:object-count="0" meta:page-count="2" meta:paragraph-count="248" meta:word-count="780" meta:character-count="10559" meta:non-whitespace-character-count="9992"/>
  </office:meta>
</office:document-meta>
</file>